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2.382cm" fo:min-width="6.791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" draw:gradient-step-count="0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93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10.309cm" svg:height="3.722cm" draw:transform="skewX (0.219387886975687) rotate (0.219387886975687) translate (9.763cm 10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4e9a06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3T11:36:14.832180451</dc:date>
    <meta:editing-duration>PT7M13S</meta:editing-duration>
    <meta:editing-cycles>3</meta:editing-cycles>
    <meta:generator>LibreOffice/6.0.7.3$Linux_X86_64 LibreOffice_project/00m0$Build-3</meta:generator>
    <meta:document-statistic meta:object-count="2"/>
  </office:meta>
</office:document-meta>
</file>